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background-color="#ffff00"/>
    </style:style>
    <style:style style:name="P2" style:family="paragraph" style:parent-style-name="Standard">
      <style:text-properties officeooo:paragraph-rsid="0013d36e" fo:background-color="#ffff00"/>
    </style:style>
    <style:style style:name="P3" style:family="paragraph" style:parent-style-name="Standard">
      <style:text-properties fo:background-color="#ff7b59"/>
    </style:style>
    <style:style style:name="P4" style:family="paragraph" style:parent-style-name="Standard">
      <style:text-properties style:font-name="Liberation Serif" fo:font-size="16pt" officeooo:rsid="0013d36e" officeooo:paragraph-rsid="0013d36e" style:font-size-asian="16pt" style:font-size-complex="16pt"/>
    </style:style>
    <style:style style:name="P5" style:family="paragraph" style:parent-style-name="Standard">
      <style:text-properties officeooo:paragraph-rsid="0014efa5"/>
    </style:style>
    <style:style style:name="P6" style:family="paragraph" style:parent-style-name="Standard">
      <style:text-properties officeooo:rsid="0014efa5" officeooo:paragraph-rsid="0014efa5" fo:background-color="#bf0041"/>
    </style:style>
    <style:style style:name="P7" style:family="paragraph" style:parent-style-name="Standard">
      <style:text-properties fo:background-color="#81d41a"/>
    </style:style>
    <style:style style:name="T1" style:family="text">
      <style:text-properties officeooo:rsid="0013d36e"/>
    </style:style>
    <style:style style:name="T2" style:family="text">
      <style:text-properties fo:background-color="#81d41a" loext:char-shading-value="0"/>
    </style:style>
    <style:style style:name="T3" style:family="text">
      <style:text-properties fo:background-color="#81d41a"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text:a xlink:type="simple" xlink:href="https://www.tecmint.com/install-epel-repository-on-centos/" text:style-name="Internet_20_link" text:visited-style-name="Visited_20_Internet_20_Link">https://www.tecmint.com/install-epel-repository-on-centos/</text:a></text:p>
      <text:p text:style-name="P1"/>
      <text:p text:style-name="P1">How to Install EPEL Repository on RHEL <text:span text:style-name="T1">8</text:span> Systems</text:p>
      <text:p text:style-name="P1"/>
      <text:p text:style-name="P2">To install the EPEL repository on any RHEL-based distributions, log in to your server instance as a root user and run the commands as explained below as per </text:p>
      <text:p text:style-name="P2"/>
      <text:p text:style-name="P2">What is EPEL</text:p>
      <text:p text:style-name="P2"/>
      <text:p text:style-name="P2">EPEL (Extra Packages for Enterprise Linux) is an open-source and free community-based repository project from the Fedora team which provides 100% high-quality add-on software packages for Linux distribution including RHEL (Red Hat Enterprise Linux), CentOS Stream, AlmaLinux, and Rocky Linux.</text:p>
      <text:p text:style-name="P2"/>
      <text:p text:style-name="P2">EPEL project is not a part of RHEL/CentOS but it is designed for major Linux distributions by providing lots of open source packages like networking tools, sysadmin tools, programming, monitoring, and so on. Most of the EPEL packages are maintained by the Fedora repo.your release version.</text:p>
      <text:p text:style-name="P1"/>
      <text:p text:style-name="P1"/>
      <text:p text:style-name="P1"/>
      <text:p text:style-name="P1">[root@localhost ~]# subscription-manager register</text:p>
      <text:p text:style-name="Standard">Registering to: subscription.rhsm.redhat.com:443/subscription</text:p>
      <text:p text:style-name="P1">Username: ali987</text:p>
      <text:p text:style-name="Standard">Password: </text:p>
      <text:p text:style-name="Standard">The system has been registered with ID: 758e6b46-d5c2-481a-9de3-ae8126730d51</text:p>
      <text:p text:style-name="Standard">The registered system name is: localhost.localdomain</text:p>
      <text:p text:style-name="Standard"/>
      <text:p text:style-name="P1">[root@localhost ~]# subscription-manager refresh</text:p>
      <text:p text:style-name="Standard">All local data refreshed</text:p>
      <text:p text:style-name="Standard"/>
      <text:p text:style-name="P1">[root@localhost ~]# subscription-manager attach --auto</text:p>
      <text:p text:style-name="Standard">Installed Product Current Status:</text:p>
      <text:p text:style-name="Standard">Product Name: Red Hat Enterprise Linux for x86_64</text:p>
      <text:p text:style-name="Standard">Status: <text:s text:c="6"/>Subscribed</text:p>
      <text:p text:style-name="Standard"/>
      <text:p text:style-name="P1">[root@localhost ~]# yum repolist</text:p>
      <text:p text:style-name="Standard">Updating Subscription Management repositories.</text:p>
      <text:p text:style-name="Standard">repo id <text:s text:c="25"/>repo name</text:p>
      <text:p text:style-name="Standard">rhel-8-for-x86_64-appstream-rpms Red Hat Enterprise Linux 8 for x86_64 - AppStream (RPMs)</text:p>
      <text:p text:style-name="Standard">rhel-8-for-x86_64-baseos-rpms <text:s text:c="3"/>Red Hat Enterprise Linux 8 for x86_64 - BaseOS (RPMs)</text:p>
      <text:p text:style-name="Standard"/>
      <text:p text:style-name="P1">[root@localhost ~]# yum list httpd</text:p>
      <text:p text:style-name="Standard">Updating Subscription Management repositories.</text:p>
      <text:p text:style-name="Standard">Red Hat Enterprise Linux 8 for x86_64 - AppStre <text:s/>20 MB/s | <text:s/>44 MB <text:s text:c="4"/>00:02 <text:s text:c="3"/></text:p>
      <text:p text:style-name="Standard">Red Hat Enterprise Linux 8 for x86_64 - BaseOS <text:s text:c="2"/>21 MB/s | <text:s/>47 MB <text:s text:c="4"/>00:02 <text:s text:c="3"/></text:p>
      <text:p text:style-name="Standard">Last metadata expiration check: 0:00:01 ago on Tue 07 Jun 2022 12:33:09 AM PDT.</text:p>
      <text:p text:style-name="Standard">Available Packages</text:p>
      <text:p text:style-name="Standard">httpd.x86_64 2.4.37-47.module+el8.6.0+14529+083145da.1 rhel-8-for-x86_64-appstream-rpms</text:p>
      <text:p text:style-name="Standard"/>
      <text:p text:style-name="P4">Installation of Ansible:</text:p>
      <text:p text:style-name="Standard"><text:soft-page-break/></text:p>
      <text:p text:style-name="P3">[root@localhost ~]# subscription-manager repos --enable codeready-builder-for-rhel-8-$(arch)-rpms</text:p>
      <text:p text:style-name="Standard">Repository 'codeready-builder-for-rhel-8-x86_64-rpms' is enabled for this system.</text:p>
      <text:p text:style-name="P1">[root@localhost ~]# dnf install https://dl.fedoraproject.org/pub/epel/epel-release-latest-8.noarch.rpm</text:p>
      <text:p text:style-name="Standard">Updating Subscription Management repositories.</text:p>
      <text:p text:style-name="Standard">Red Hat Enterprise Linux 8 for x86_64 - AppStre <text:s/>18 MB/s | <text:s/>44 MB <text:s text:c="4"/>00:02 <text:s text:c="3"/></text:p>
      <text:p text:style-name="Standard">Red Hat CodeReady Linux Builder for RHEL 8 x86_ 4.7 MB/s | 7.2 MB <text:s text:c="4"/>00:01 <text:s text:c="3"/></text:p>
      <text:p text:style-name="Standard">Last metadata expiration check: 0:00:01 ago on Tue 07 Jun 2022 01:47:06 AM PDT.</text:p>
      <text:p text:style-name="Standard">epel-release-latest-8.noarch.rpm <text:s text:c="16"/>15 kB/s | <text:s/>23 kB <text:s text:c="4"/>00:01 <text:s text:c="3"/></text:p>
      <text:p text:style-name="Standard">Dependencies resolved.</text:p>
      <text:p text:style-name="Standard">================================================================================</text:p>
      <text:p text:style-name="Standard"><text:s/>Package <text:s text:c="12"/>Architecture <text:s/>Version <text:s text:c="11"/>Repository <text:s text:c="10"/>Size</text:p>
      <text:p text:style-name="Standard">================================================================================</text:p>
      <text:p text:style-name="Standard">Installing:</text:p>
      <text:p text:style-name="Standard"><text:s/>epel-release <text:s text:c="7"/>noarch <text:s text:c="7"/>8-15.el8 <text:s text:c="10"/>@commandline <text:s text:c="8"/>23 k</text:p>
      <text:p text:style-name="Standard"/>
      <text:p text:style-name="Standard">Transaction Summary</text:p>
      <text:p text:style-name="Standard">================================================================================</text:p>
      <text:p text:style-name="Standard">Install <text:s/>1 Package</text:p>
      <text:p text:style-name="Standard"/>
      <text:p text:style-name="Standard">Total size: 23 k</text:p>
      <text:p text:style-name="Standard">Installed size: 32 k</text:p>
      <text:p text:style-name="Standard">Is this ok [y/N]: y</text:p>
      <text:p text:style-name="Standard">Downloading Packages:</text:p>
      <text:p text:style-name="Standard">Running transaction check</text:p>
      <text:p text:style-name="Standard">Transaction check succeeded.</text:p>
      <text:p text:style-name="Standard">Running transaction test</text:p>
      <text:p text:style-name="Standard">Transaction test succeeded.</text:p>
      <text:p text:style-name="Standard">Running transaction</text:p>
      <text:p text:style-name="Standard"><text:s text:c="2"/>Preparing <text:s text:c="7"/>: <text:s text:c="55"/>1/1 </text:p>
      <text:p text:style-name="Standard"><text:s text:c="2"/>Installing <text:s text:c="6"/>: epel-release-8-15.el8.noarch <text:s text:c="26"/>1/1 </text:p>
      <text:p text:style-name="Standard"><text:s text:c="2"/>Running scriptlet: epel-release-8-15.el8.noarch <text:s text:c="26"/>1/1 </text:p>
      <text:p text:style-name="Standard"><text:s text:c="2"/>Verifying <text:s text:c="7"/>: epel-release-8-15.el8.noarch <text:s text:c="26"/>1/1 </text:p>
      <text:p text:style-name="Standard">Installed products updated.</text:p>
      <text:p text:style-name="Standard"/>
      <text:p text:style-name="Standard">Installed:</text:p>
      <text:p text:style-name="Standard"><text:s text:c="2"/>epel-release-8-15.el8.noarch <text:s text:c="49"/></text:p>
      <text:p text:style-name="Standard"/>
      <text:p text:style-name="Standard">Complete!</text:p>
      <text:p text:style-name="P1">[root@localhost ~]# yum install ansible</text:p>
      <text:p text:style-name="Standard">Updating Subscription Management repositories.</text:p>
      <text:p text:style-name="Standard">Extra Packages for Enterprise Linux 8 - x86_64 <text:s/>1.1 MB/s | <text:s/>11 MB <text:s text:c="4"/>00:09 <text:s text:c="3"/></text:p>
      <text:p text:style-name="Standard">Extra Packages for Enterprise Linux Modular 8 - 1.4 MB/s | 1.0 MB <text:s text:c="4"/>00:00 <text:s text:c="3"/></text:p>
      <text:p text:style-name="Standard">Last metadata expiration check: 0:00:01 ago on Tue 07 Jun 2022 01:47:51 AM PDT.</text:p>
      <text:p text:style-name="Standard">Dependencies resolved.</text:p>
      <text:p text:style-name="Standard">================================================================================</text:p>
      <text:p text:style-name="Standard"><text:soft-page-break/><text:s/>Package <text:s text:c="12"/>Arch <text:s text:c="2"/>Version <text:s text:c="5"/>Repository <text:s text:c="23"/>Size</text:p>
      <text:p text:style-name="Standard">================================================================================</text:p>
      <text:p text:style-name="Standard">Installing:</text:p>
      <text:p text:style-name="Standard"><text:s/>ansible <text:s text:c="12"/>noarch 5.4.0-2.el8 <text:s/>epel <text:s text:c="29"/>40 M</text:p>
      <text:p text:style-name="Standard">Installing dependencies:</text:p>
      <text:p text:style-name="Standard"><text:s/>ansible-core <text:s text:c="7"/>x86_64 2.12.2-3.1.el8</text:p>
      <text:p text:style-name="Standard"><text:s text:c="41"/>rhel-8-for-x86_64-appstream-rpms 2.4 M</text:p>
      <text:p text:style-name="Standard"><text:s/>git <text:s text:c="16"/>x86_64 2.31.1-2.el8 rhel-8-for-x86_64-appstream-rpms 161 k</text:p>
      <text:p text:style-name="Standard"><text:s/>git-core <text:s text:c="11"/>x86_64 2.31.1-2.el8 rhel-8-for-x86_64-appstream-rpms 4.7 M</text:p>
      <text:p text:style-name="Standard"><text:s/>git-core-doc <text:s text:c="7"/>noarch 2.31.1-2.el8 rhel-8-for-x86_64-appstream-rpms 2.6 M</text:p>
      <text:p text:style-name="Standard"><text:s/>perl-Error <text:s text:c="9"/>noarch 1:0.17025-2.el8</text:p>
      <text:p text:style-name="Standard"><text:s text:c="41"/>rhel-8-for-x86_64-appstream-rpms <text:s/>46 k</text:p>
      <text:p text:style-name="Standard"><text:s/>perl-Git <text:s text:c="11"/>noarch 2.31.1-2.el8 rhel-8-for-x86_64-appstream-rpms <text:s/>78 k</text:p>
      <text:p text:style-name="Standard"><text:s/>perl-TermReadKey <text:s text:c="3"/>x86_64 2.37-7.el8 <text:s text:c="2"/>rhel-8-for-x86_64-appstream-rpms <text:s/>40 k</text:p>
      <text:p text:style-name="Standard"><text:s/>python38 <text:s text:c="11"/>x86_64 3.8.12-1.module+el8.6.0+12642+c3710b74</text:p>
      <text:p text:style-name="Standard"><text:s text:c="41"/>rhel-8-for-x86_64-appstream-rpms <text:s/>80 k</text:p>
      <text:p text:style-name="Standard"><text:s/>python38-asn1crypto noarch 1.2.0-3.module+el8.4.0+8888+89bc7e79</text:p>
      <text:p text:style-name="Standard"><text:s text:c="41"/>rhel-8-for-x86_64-appstream-rpms 184 k</text:p>
      <text:p text:style-name="Standard"><text:s/>python38-babel <text:s text:c="5"/>noarch 2.7.0-11.module+el8.5.0+11015+9c1c7c42</text:p>
      <text:p text:style-name="Standard"><text:s text:c="41"/>rhel-8-for-x86_64-appstream-rpms 5.9 M</text:p>
      <text:p text:style-name="Standard"><text:s/>python38-cffi <text:s text:c="6"/>x86_64 1.13.2-3.module+el8.4.0+8888+89bc7e79</text:p>
      <text:p text:style-name="Standard"><text:s text:c="41"/>rhel-8-for-x86_64-appstream-rpms 248 k</text:p>
      <text:p text:style-name="Standard"><text:s/>python38-cryptography</text:p>
      <text:p text:style-name="Standard"><text:s text:c="21"/>x86_64 2.8-3.module+el8.4.0+8888+89bc7e79</text:p>
      <text:p text:style-name="Standard"><text:s text:c="41"/>rhel-8-for-x86_64-appstream-rpms 553 k</text:p>
      <text:p text:style-name="Standard"><text:s/>python38-idna <text:s text:c="6"/>noarch 2.8-6.module+el8.4.0+8888+89bc7e79</text:p>
      <text:p text:style-name="Standard"><text:s text:c="41"/>rhel-8-for-x86_64-appstream-rpms <text:s/>87 k</text:p>
      <text:p text:style-name="Standard"><text:s/>python38-jinja2 <text:s text:c="4"/>noarch 2.10.3-5.module+el8.5.0+10542+ba057329</text:p>
      <text:p text:style-name="Standard"><text:s text:c="41"/>rhel-8-for-x86_64-appstream-rpms 263 k</text:p>
      <text:p text:style-name="Standard"><text:s/>python38-libs <text:s text:c="6"/>x86_64 3.8.12-1.module+el8.6.0+12642+c3710b74</text:p>
      <text:p text:style-name="Standard"><text:s text:c="41"/>rhel-8-for-x86_64-appstream-rpms 8.3 M</text:p>
      <text:p text:style-name="Standard"><text:s/>python38-markupsafe x86_64 1.1.1-6.module+el8.4.0+8888+89bc7e79</text:p>
      <text:p text:style-name="Standard"><text:s text:c="41"/>rhel-8-for-x86_64-appstream-rpms <text:s/>36 k</text:p>
      <text:p text:style-name="Standard"><text:s/>python38-pip-wheel <text:s/>noarch 19.3.1-5.module+el8.6.0+13002+70cfc74a</text:p>
      <text:p text:style-name="Standard"><text:s text:c="41"/>rhel-8-for-x86_64-appstream-rpms 1.0 M</text:p>
      <text:p text:style-name="Standard"><text:s/>python38-ply <text:s text:c="7"/>noarch 3.11-10.module+el8.4.0+9579+e9717e18</text:p>
      <text:p text:style-name="Standard"><text:s text:c="41"/>rhel-8-for-x86_64-appstream-rpms 112 k</text:p>
      <text:p text:style-name="Standard"><text:s/>python38-pycparser <text:s/>noarch 2.19-3.module+el8.4.0+8888+89bc7e79</text:p>
      <text:p text:style-name="Standard"><text:s text:c="41"/>rhel-8-for-x86_64-appstream-rpms 128 k</text:p>
      <text:p text:style-name="Standard"><text:s/>python38-pytz <text:s text:c="6"/>noarch 2019.3-3.module+el8.4.0+8888+89bc7e79</text:p>
      <text:p text:style-name="Standard"><text:s text:c="41"/>rhel-8-for-x86_64-appstream-rpms <text:s/>55 k</text:p>
      <text:p text:style-name="Standard"><text:s/>python38-pyyaml <text:s text:c="4"/>x86_64 5.4.1-1.module+el8.5.0+10721+14d8e0d5</text:p>
      <text:p text:style-name="Standard"><text:s text:c="41"/>rhel-8-for-x86_64-appstream-rpms 212 k</text:p>
      <text:p text:style-name="Standard"><text:s/>python38-resolvelib noarch 0.5.4-5.el8 <text:s/>rhel-8-for-x86_64-appstream-rpms <text:s/>30 k</text:p>
      <text:p text:style-name="Standard"><text:s/>python38-setuptools noarch 41.6.0-5.module+el8.5.0+12205+a865257a</text:p>
      <text:p text:style-name="Standard"><text:s text:c="41"/>rhel-8-for-x86_64-appstream-rpms 668 k</text:p>
      <text:p text:style-name="Standard"><text:s/>python38-setuptools-wheel</text:p>
      <text:p text:style-name="Standard"><text:s text:c="21"/>noarch 41.6.0-5.module+el8.5.0+12205+a865257a</text:p>
      <text:p text:style-name="Standard"><text:s text:c="41"/>rhel-8-for-x86_64-appstream-rpms 304 k</text:p>
      <text:p text:style-name="Standard"><text:s/>python38-six <text:s text:c="7"/>noarch 1.12.0-10.module+el8.4.0+8888+89bc7e79</text:p>
      <text:p text:style-name="Standard"><text:s text:c="41"/>rhel-8-for-x86_64-appstream-rpms <text:s/>39 k</text:p>
      <text:p text:style-name="Standard"><text:soft-page-break/><text:s/>sshpass <text:s text:c="12"/>x86_64 1.09-4.el8 <text:s text:c="2"/>rhel-8-for-x86_64-appstream-rpms <text:s/>30 k</text:p>
      <text:p text:style-name="Standard">Installing weak dependencies:</text:p>
      <text:p text:style-name="Standard"><text:s/>python3-jmespath <text:s text:c="3"/>noarch 0.9.0-11.el8 rhel-8-for-x86_64-appstream-rpms <text:s/>45 k</text:p>
      <text:p text:style-name="Standard"><text:s/>python38-pip <text:s text:c="7"/>noarch 19.3.1-5.module+el8.6.0+13002+70cfc74a</text:p>
      <text:p text:style-name="Standard"><text:s text:c="41"/>rhel-8-for-x86_64-appstream-rpms 1.8 M</text:p>
      <text:p text:style-name="Standard">Enabling module streams:</text:p>
      <text:p text:style-name="Standard"><text:s/>python38 <text:s text:c="18"/>3.8 <text:s text:c="47"/></text:p>
      <text:p text:style-name="Standard"/>
      <text:p text:style-name="Standard">Transaction Summary</text:p>
      <text:p text:style-name="Standard">================================================================================</text:p>
      <text:p text:style-name="Standard">Install <text:s/>29 Packages</text:p>
      <text:p text:style-name="Standard"/>
      <text:p text:style-name="Standard">Total download size: 70 M</text:p>
      <text:p text:style-name="Standard">Installed size: 426 M</text:p>
      <text:p text:style-name="Standard">Is this ok [y/N]: y</text:p>
      <text:p text:style-name="Standard">Downloading Packages:</text:p>
      <text:p text:style-name="Standard">(1/29): perl-Error-0.17025-2.el8.noarch.rpm <text:s text:c="5"/>72 kB/s | <text:s/>46 kB <text:s text:c="4"/>00:00 <text:s text:c="3"/></text:p>
      <text:p text:style-name="Standard">(2/29): python3-jmespath-0.9.0-11.el8.noarch.rp <text:s/>67 kB/s | <text:s/>45 kB <text:s text:c="4"/>00:00 <text:s text:c="3"/></text:p>
      <text:p text:style-name="Standard">(3/29): perl-TermReadKey-2.37-7.el8.x86_64.rpm <text:s/>134 kB/s | <text:s/>40 kB <text:s text:c="4"/>00:00 <text:s text:c="3"/></text:p>
      <text:p text:style-name="Standard">(4/29): python38-idna-2.8-6.module+el8.4.0+8888 243 kB/s | <text:s/>87 kB <text:s text:c="4"/>00:00 <text:s text:c="3"/></text:p>
      <text:p text:style-name="Standard">(5/29): python38-markupsafe-1.1.1-6.module+el8. 124 kB/s | <text:s/>36 kB <text:s text:c="4"/>00:00 <text:s text:c="3"/></text:p>
      <text:p text:style-name="Standard">(6/29): python38-pycparser-2.19-3.module+el8.4. 391 kB/s | 128 kB <text:s text:c="4"/>00:00 <text:s text:c="3"/></text:p>
      <text:p text:style-name="Standard">(7/29): python38-pytz-2019.3-3.module+el8.4.0+8 186 kB/s | <text:s/>55 kB <text:s text:c="4"/>00:00 <text:s text:c="3"/></text:p>
      <text:p text:style-name="Standard">[MIRROR] ansible-5.4.0-2.el8.noarch.rpm: Status code: 404 for http://mirrors.nipa.cloud/epel/8/Everything/x86_64/Packages/a/ansible-5.4.0-2.el8.noarch.rpm (IP: 45.121.60.165)</text:p>
      <text:p text:style-name="Standard">(8/29): python38-cryptography-2.8-3.module+el8. 1.3 MB/s | 553 kB <text:s text:c="4"/>00:00 <text:s text:c="3"/></text:p>
      <text:p text:style-name="Standard">(9/29): python38-cffi-1.13.2-3.module+el8.4.0+8 693 kB/s | 248 kB <text:s text:c="4"/>00:00 <text:s text:c="3"/></text:p>
      <text:p text:style-name="Standard">(10/29): python38-six-1.12.0-10.module+el8.4.0+ 128 kB/s | <text:s/>39 kB <text:s text:c="4"/>00:00 <text:s text:c="3"/></text:p>
      <text:p text:style-name="Standard">(11/29): python38-asn1crypto-1.2.0-3.module+el8 584 kB/s | 184 kB <text:s text:c="4"/>00:00 <text:s text:c="3"/></text:p>
      <text:p text:style-name="Standard">(12/29): python38-ply-3.11-10.module+el8.4.0+95 392 kB/s | 112 kB <text:s text:c="4"/>00:00 <text:s text:c="3"/></text:p>
      <text:p text:style-name="Standard">(13/29): python38-jinja2-2.10.3-5.module+el8.5. 839 kB/s | 263 kB <text:s text:c="4"/>00:00 <text:s text:c="3"/></text:p>
      <text:p text:style-name="Standard">(14/29): python38-setuptools-wheel-41.6.0-5.mod 1.0 MB/s | 304 kB <text:s text:c="4"/>00:00 <text:s text:c="3"/></text:p>
      <text:p text:style-name="Standard">(15/29): python38-pyyaml-5.4.1-1.module+el8.5.0 660 kB/s | 212 kB <text:s text:c="4"/>00:00 <text:s text:c="3"/></text:p>
      <text:p text:style-name="Standard">(16/29): python38-babel-2.7.0-11.module+el8.5.0 7.6 MB/s | 5.9 MB <text:s text:c="4"/>00:00 <text:s text:c="3"/></text:p>
      <text:p text:style-name="Standard">(17/29): python38-setuptools-41.6.0-5.module+el 2.0 MB/s | 668 kB <text:s text:c="4"/>00:00 <text:s text:c="3"/></text:p>
      <text:p text:style-name="Standard">(18/29): python38-3.8.12-1.module+el8.6.0+12642 286 kB/s | <text:s/>80 kB <text:s text:c="4"/>00:00 <text:s text:c="3"/></text:p>
      <text:p text:style-name="Standard">(19/29): sshpass-1.09-4.el8.x86_64.rpm <text:s text:c="10"/>83 kB/s | <text:s/>30 kB <text:s text:c="4"/>00:00 <text:s text:c="3"/></text:p>
      <text:p text:style-name="Standard">(20/29): python38-pip-19.3.1-5.module+el8.6.0+1 4.3 MB/s | 1.8 MB <text:s text:c="4"/>00:00 <text:s text:c="3"/></text:p>
      <text:p text:style-name="Standard">(21/29): ansible-core-2.12.2-3.1.el8.x86_64.rpm 5.8 MB/s | 2.4 MB <text:s text:c="4"/>00:00 <text:s text:c="3"/></text:p>
      <text:p text:style-name="Standard">(22/29): python38-resolvelib-0.5.4-5.el8.noarch 101 kB/s | <text:s/>30 kB <text:s text:c="4"/>00:00 <text:s text:c="3"/></text:p>
      <text:p text:style-name="Standard">(23/29): git-core-doc-2.31.1-2.el8.noarch.rpm <text:s text:c="2"/>7.0 MB/s | 2.6 MB <text:s text:c="4"/>00:00 <text:s text:c="3"/></text:p>
      <text:p text:style-name="Standard">(24/29): python38-pip-wheel-19.3.1-5.module+el8 2.9 MB/s | 1.0 MB <text:s text:c="4"/>00:00 <text:s text:c="3"/></text:p>
      <text:p text:style-name="Standard">(25/29): python38-libs-3.8.12-1.module+el8.6.0+ <text:s/>14 MB/s | 8.3 MB <text:s text:c="4"/>00:00 <text:s text:c="3"/></text:p>
      <text:p text:style-name="Standard">(26/29): perl-Git-2.31.1-2.el8.noarch.rpm <text:s text:c="6"/>258 kB/s | <text:s/>78 kB <text:s text:c="4"/>00:00 <text:s text:c="3"/></text:p>
      <text:p text:style-name="Standard">(27/29): git-2.31.1-2.el8.x86_64.rpm <text:s text:c="11"/>583 kB/s | 161 kB <text:s text:c="4"/>00:00 <text:s text:c="3"/></text:p>
      <text:p text:style-name="Standard">(28/29): git-core-2.31.1-2.el8.x86_64.rpm <text:s text:c="7"/>11 MB/s | 4.7 MB <text:s text:c="4"/>00:00 <text:s text:c="3"/></text:p>
      <text:p text:style-name="Standard">(29/29): ansible-5.4.0-2.el8.noarch.rpm <text:s text:c="8"/>1.6 MB/s | <text:s/>40 MB <text:s text:c="4"/>00:25 <text:s text:c="3"/></text:p>
      <text:p text:style-name="Standard">--------------------------------------------------------------------------------</text:p>
      <text:p text:style-name="Standard">Total <text:s text:c="42"/>2.7 MB/s | <text:s/>70 MB <text:s text:c="4"/>00:25 <text:s text:c="4"/></text:p>
      <text:p text:style-name="Standard">Extra Packages for Enterprise Linux 8 - x86_64 <text:s/>1.6 MB/s | 1.6 kB <text:s text:c="4"/>00:00 <text:s text:c="3"/></text:p>
      <text:p text:style-name="Standard"><text:soft-page-break/>Importing GPG key 0x2F86D6A1:</text:p>
      <text:p text:style-name="Standard"><text:s/>Userid <text:s text:c="4"/>: "Fedora EPEL (8) &lt;epel@fedoraproject.org&gt;"</text:p>
      <text:p text:style-name="Standard"><text:s/>Fingerprint: 94E2 79EB 8D8F 25B2 1810 ADF1 21EA 45AB 2F86 D6A1</text:p>
      <text:p text:style-name="Standard"><text:s/>From <text:s text:c="6"/>: /etc/pki/rpm-gpg/RPM-GPG-KEY-EPEL-8</text:p>
      <text:p text:style-name="Standard">Is this ok [y/N]: y</text:p>
      <text:p text:style-name="Standard">Key imported successfully</text:p>
      <text:p text:style-name="Standard">Red Hat Enterprise Linux 8 for x86_64 - AppStre 4.9 MB/s | 5.0 kB <text:s text:c="4"/>00:00 <text:s text:c="3"/></text:p>
      <text:p text:style-name="Standard">Importing GPG key 0xFD431D51:</text:p>
      <text:p text:style-name="Standard"><text:s/>Userid <text:s text:c="4"/>: "Red Hat, Inc. (release key 2) &lt;security@redhat.com&gt;"</text:p>
      <text:p text:style-name="Standard"><text:s/>Fingerprint: 567E 347A D004 4ADE 55BA 8A5F 199E 2F91 FD43 1D51</text:p>
      <text:p text:style-name="Standard"><text:s/>From <text:s text:c="6"/>: /etc/pki/rpm-gpg/RPM-GPG-KEY-redhat-release</text:p>
      <text:p text:style-name="Standard">Is this ok [y/N]: y</text:p>
      <text:p text:style-name="Standard">Key imported successfully</text:p>
      <text:p text:style-name="Standard">Importing GPG key 0xD4082792:</text:p>
      <text:p text:style-name="Standard"><text:s/>Userid <text:s text:c="4"/>: "Red Hat, Inc. (auxiliary key) &lt;security@redhat.com&gt;"</text:p>
      <text:p text:style-name="Standard"><text:s/>Fingerprint: 6A6A A7C9 7C88 90AE C6AE BFE2 F76F 66C3 D408 2792</text:p>
      <text:p text:style-name="Standard"><text:s/>From <text:s text:c="6"/>: /etc/pki/rpm-gpg/RPM-GPG-KEY-redhat-release</text:p>
      <text:p text:style-name="Standard">Is this ok [y/N]: y</text:p>
      <text:p text:style-name="Standard">Key imported successfully</text:p>
      <text:p text:style-name="Standard">Running transaction check</text:p>
      <text:p text:style-name="Standard">Transaction check succeeded.</text:p>
      <text:p text:style-name="Standard">Running transaction test</text:p>
      <text:p text:style-name="Standard">Transaction test succeeded.</text:p>
      <text:p text:style-name="Standard">Running transaction</text:p>
      <text:p text:style-name="Standard"><text:s text:c="2"/>Preparing <text:s text:c="7"/>: <text:s text:c="55"/>1/1 </text:p>
      <text:p text:style-name="Standard"><text:s text:c="2"/>Installing <text:s text:c="6"/>: git-core-2.31.1-2.el8.x86_64 <text:s text:c="25"/>1/29 </text:p>
      <text:p text:style-name="Standard"><text:s text:c="2"/>Installing <text:s text:c="6"/>: git-core-doc-2.31.1-2.el8.noarch <text:s text:c="21"/>2/29 </text:p>
      <text:p text:style-name="Standard"><text:s text:c="2"/>Installing <text:s text:c="6"/>: python38-pip-wheel-19.3.1-5.module+el8.6.0+13002+7 <text:s text:c="3"/>3/29 </text:p>
      <text:p text:style-name="Standard"><text:s text:c="2"/>Installing <text:s text:c="6"/>: sshpass-1.09-4.el8.x86_64 <text:s text:c="28"/>4/29 </text:p>
      <text:p text:style-name="Standard"><text:s text:c="2"/>Installing <text:s text:c="6"/>: python38-setuptools-wheel-41.6.0-5.module+el8.5.0+ <text:s text:c="3"/>5/29 </text:p>
      <text:p text:style-name="Standard"><text:s text:c="2"/>Installing <text:s text:c="6"/>: python38-libs-3.8.12-1.module+el8.6.0+12642+c3710b <text:s text:c="3"/>6/29 </text:p>
      <text:p text:style-name="Standard"><text:s text:c="2"/>Installing <text:s text:c="6"/>: python38-3.8.12-1.module+el8.6.0+12642+c3710b74.x8 <text:s text:c="3"/>7/29 </text:p>
      <text:p text:style-name="Standard"><text:s text:c="2"/>Running scriptlet: python38-3.8.12-1.module+el8.6.0+12642+c3710b74.x8 <text:s text:c="3"/>7/29 </text:p>
      <text:p text:style-name="Standard"><text:s text:c="2"/>Installing <text:s text:c="6"/>: python38-setuptools-41.6.0-5.module+el8.5.0+12205+ <text:s text:c="3"/>8/29 </text:p>
      <text:p text:style-name="Standard"><text:s text:c="2"/>Running scriptlet: python38-setuptools-41.6.0-5.module+el8.5.0+12205+ <text:s text:c="3"/>8/29 </text:p>
      <text:p text:style-name="Standard"><text:s text:c="2"/>Installing <text:s text:c="6"/>: python38-pip-19.3.1-5.module+el8.6.0+13002+70cfc74 <text:s text:c="3"/>9/29 </text:p>
      <text:p text:style-name="Standard"><text:s text:c="2"/>Running scriptlet: python38-pip-19.3.1-5.module+el8.6.0+13002+70cfc74 <text:s text:c="3"/>9/29 </text:p>
      <text:p text:style-name="Standard"><text:s text:c="2"/>Installing <text:s text:c="6"/>: python38-six-1.12.0-10.module+el8.4.0+8888+89bc7e7 <text:s text:c="2"/>10/29 </text:p>
      <text:p text:style-name="Standard"><text:s text:c="2"/>Installing <text:s text:c="6"/>: python38-idna-2.8-6.module+el8.4.0+8888+89bc7e79.n <text:s text:c="2"/>11/29 </text:p>
      <text:p text:style-name="Standard"><text:s text:c="2"/>Installing <text:s text:c="6"/>: python38-markupsafe-1.1.1-6.module+el8.4.0+8888+89 <text:s text:c="2"/>12/29 </text:p>
      <text:p text:style-name="Standard"><text:s text:c="2"/>Installing <text:s text:c="6"/>: python38-pytz-2019.3-3.module+el8.4.0+8888+89bc7e7 <text:s text:c="2"/>13/29 </text:p>
      <text:p text:style-name="Standard"><text:s text:c="2"/>Installing <text:s text:c="6"/>: python38-babel-2.7.0-11.module+el8.5.0+11015+9c1c7 <text:s text:c="2"/>14/29 </text:p>
      <text:p text:style-name="Standard"><text:s text:c="2"/>Installing <text:s text:c="6"/>: python38-jinja2-2.10.3-5.module+el8.5.0+10542+ba05 <text:s text:c="2"/>15/29 </text:p>
      <text:p text:style-name="Standard"><text:s text:c="2"/>Installing <text:s text:c="6"/>: python38-asn1crypto-1.2.0-3.module+el8.4.0+8888+89 <text:s text:c="2"/>16/29 </text:p>
      <text:p text:style-name="Standard"><text:s text:c="2"/>Installing <text:s text:c="6"/>: python38-ply-3.11-10.module+el8.4.0+9579+e9717e18. <text:s text:c="2"/>17/29 </text:p>
      <text:p text:style-name="Standard"><text:s text:c="2"/>Installing <text:s text:c="6"/>: python38-pycparser-2.19-3.module+el8.4.0+8888+89bc <text:s text:c="2"/>18/29 </text:p>
      <text:p text:style-name="Standard"><text:s text:c="2"/>Installing <text:s text:c="6"/>: python38-cffi-1.13.2-3.module+el8.4.0+8888+89bc7e7 <text:s text:c="2"/>19/29 </text:p>
      <text:p text:style-name="Standard"><text:s text:c="2"/>Installing <text:s text:c="6"/>: python38-cryptography-2.8-3.module+el8.4.0+8888+89 <text:s text:c="2"/>20/29 </text:p>
      <text:p text:style-name="Standard"><text:s text:c="2"/>Installing <text:s text:c="6"/>: python38-pyyaml-5.4.1-1.module+el8.5.0+10721+14d8e <text:s text:c="2"/>21/29 </text:p>
      <text:p text:style-name="Standard"><text:s text:c="2"/>Installing <text:s text:c="6"/>: python38-resolvelib-0.5.4-5.el8.noarch <text:s text:c="14"/>22/29 </text:p>
      <text:p text:style-name="Standard"><text:s text:c="2"/>Installing <text:s text:c="6"/>: perl-TermReadKey-2.37-7.el8.x86_64 <text:s text:c="18"/>23/29 </text:p>
      <text:p text:style-name="Standard"><text:s text:c="2"/>Installing <text:s text:c="6"/>: perl-Error-1:0.17025-2.el8.noarch <text:s text:c="19"/>24/29 </text:p>
      <text:p text:style-name="Standard"><text:soft-page-break/><text:s text:c="2"/>Installing <text:s text:c="6"/>: git-2.31.1-2.el8.x86_64 <text:s text:c="29"/>25/29 </text:p>
      <text:p text:style-name="Standard"><text:s text:c="2"/>Installing <text:s text:c="6"/>: perl-Git-2.31.1-2.el8.noarch <text:s text:c="24"/>26/29 </text:p>
      <text:p text:style-name="Standard"><text:s text:c="2"/>Installing <text:s text:c="6"/>: ansible-core-2.12.2-3.1.el8.x86_64 <text:s text:c="18"/>27/29 </text:p>
      <text:p text:style-name="Standard"><text:s text:c="2"/>Installing <text:s text:c="6"/>: python3-jmespath-0.9.0-11.el8.noarch <text:s text:c="16"/>28/29 </text:p>
      <text:p text:style-name="Standard"><text:s text:c="2"/>Installing <text:s text:c="6"/>: ansible-5.4.0-2.el8.noarch <text:s text:c="26"/>29/29 </text:p>
      <text:p text:style-name="Standard"><text:s text:c="2"/>Running scriptlet: ansible-5.4.0-2.el8.noarch <text:s text:c="26"/>29/29 </text:p>
      <text:p text:style-name="Standard"><text:s text:c="2"/>Verifying <text:s text:c="7"/>: ansible-5.4.0-2.el8.noarch <text:s text:c="27"/>1/29 </text:p>
      <text:p text:style-name="Standard"><text:s text:c="2"/>Verifying <text:s text:c="7"/>: python3-jmespath-0.9.0-11.el8.noarch <text:s text:c="17"/>2/29 </text:p>
      <text:p text:style-name="Standard"><text:s text:c="2"/>Verifying <text:s text:c="7"/>: perl-Error-1:0.17025-2.el8.noarch <text:s text:c="20"/>3/29 </text:p>
      <text:p text:style-name="Standard"><text:s text:c="2"/>Verifying <text:s text:c="7"/>: perl-TermReadKey-2.37-7.el8.x86_64 <text:s text:c="19"/>4/29 </text:p>
      <text:p text:style-name="Standard"><text:s text:c="2"/>Verifying <text:s text:c="7"/>: python38-idna-2.8-6.module+el8.4.0+8888+89bc7e79.n <text:s text:c="3"/>5/29 </text:p>
      <text:p text:style-name="Standard"><text:s text:c="2"/>Verifying <text:s text:c="7"/>: python38-markupsafe-1.1.1-6.module+el8.4.0+8888+89 <text:s text:c="3"/>6/29 </text:p>
      <text:p text:style-name="Standard"><text:s text:c="2"/>Verifying <text:s text:c="7"/>: python38-pycparser-2.19-3.module+el8.4.0+8888+89bc <text:s text:c="3"/>7/29 </text:p>
      <text:p text:style-name="Standard"><text:s text:c="2"/>Verifying <text:s text:c="7"/>: python38-pytz-2019.3-3.module+el8.4.0+8888+89bc7e7 <text:s text:c="3"/>8/29 </text:p>
      <text:p text:style-name="Standard"><text:s text:c="2"/>Verifying <text:s text:c="7"/>: python38-cryptography-2.8-3.module+el8.4.0+8888+89 <text:s text:c="3"/>9/29 </text:p>
      <text:p text:style-name="Standard"><text:s text:c="2"/>Verifying <text:s text:c="7"/>: python38-cffi-1.13.2-3.module+el8.4.0+8888+89bc7e7 <text:s text:c="2"/>10/29 </text:p>
      <text:p text:style-name="Standard"><text:s text:c="2"/>Verifying <text:s text:c="7"/>: python38-six-1.12.0-10.module+el8.4.0+8888+89bc7e7 <text:s text:c="2"/>11/29 </text:p>
      <text:p text:style-name="Standard"><text:s text:c="2"/>Verifying <text:s text:c="7"/>: python38-asn1crypto-1.2.0-3.module+el8.4.0+8888+89 <text:s text:c="2"/>12/29 </text:p>
      <text:p text:style-name="Standard"><text:s text:c="2"/>Verifying <text:s text:c="7"/>: python38-ply-3.11-10.module+el8.4.0+9579+e9717e18. <text:s text:c="2"/>13/29 </text:p>
      <text:p text:style-name="Standard"><text:s text:c="2"/>Verifying <text:s text:c="7"/>: python38-jinja2-2.10.3-5.module+el8.5.0+10542+ba05 <text:s text:c="2"/>14/29 </text:p>
      <text:p text:style-name="Standard"><text:s text:c="2"/>Verifying <text:s text:c="7"/>: python38-setuptools-wheel-41.6.0-5.module+el8.5.0+ <text:s text:c="2"/>15/29 </text:p>
      <text:p text:style-name="Standard"><text:s text:c="2"/>Verifying <text:s text:c="7"/>: python38-babel-2.7.0-11.module+el8.5.0+11015+9c1c7 <text:s text:c="2"/>16/29 </text:p>
      <text:p text:style-name="Standard"><text:s text:c="2"/>Verifying <text:s text:c="7"/>: python38-pyyaml-5.4.1-1.module+el8.5.0+10721+14d8e <text:s text:c="2"/>17/29 </text:p>
      <text:p text:style-name="Standard"><text:s text:c="2"/>Verifying <text:s text:c="7"/>: python38-setuptools-41.6.0-5.module+el8.5.0+12205+ <text:s text:c="2"/>18/29 </text:p>
      <text:p text:style-name="Standard"><text:s text:c="2"/>Verifying <text:s text:c="7"/>: sshpass-1.09-4.el8.x86_64 <text:s text:c="27"/>19/29 </text:p>
      <text:p text:style-name="Standard"><text:s text:c="2"/>Verifying <text:s text:c="7"/>: python38-3.8.12-1.module+el8.6.0+12642+c3710b74.x8 <text:s text:c="2"/>20/29 </text:p>
      <text:p text:style-name="Standard"><text:s text:c="2"/>Verifying <text:s text:c="7"/>: python38-pip-19.3.1-5.module+el8.6.0+13002+70cfc74 <text:s text:c="2"/>21/29 </text:p>
      <text:p text:style-name="Standard"><text:s text:c="2"/>Verifying <text:s text:c="7"/>: ansible-core-2.12.2-3.1.el8.x86_64 <text:s text:c="18"/>22/29 </text:p>
      <text:p text:style-name="Standard"><text:s text:c="2"/>Verifying <text:s text:c="7"/>: python38-resolvelib-0.5.4-5.el8.noarch <text:s text:c="14"/>23/29 </text:p>
      <text:p text:style-name="Standard"><text:s text:c="2"/>Verifying <text:s text:c="7"/>: git-core-doc-2.31.1-2.el8.noarch <text:s text:c="20"/>24/29 </text:p>
      <text:p text:style-name="Standard"><text:s text:c="2"/>Verifying <text:s text:c="7"/>: python38-libs-3.8.12-1.module+el8.6.0+12642+c3710b <text:s text:c="2"/>25/29 </text:p>
      <text:p text:style-name="Standard"><text:s text:c="2"/>Verifying <text:s text:c="7"/>: python38-pip-wheel-19.3.1-5.module+el8.6.0+13002+7 <text:s text:c="2"/>26/29 </text:p>
      <text:p text:style-name="Standard"><text:s text:c="2"/>Verifying <text:s text:c="7"/>: perl-Git-2.31.1-2.el8.noarch <text:s text:c="24"/>27/29 </text:p>
      <text:p text:style-name="Standard"><text:s text:c="2"/>Verifying <text:s text:c="7"/>: git-2.31.1-2.el8.x86_64 <text:s text:c="29"/>28/29 </text:p>
      <text:p text:style-name="Standard"><text:s text:c="2"/>Verifying <text:s text:c="7"/>: git-core-2.31.1-2.el8.x86_64 <text:s text:c="24"/>29/29 </text:p>
      <text:p text:style-name="Standard">Installed products updated.</text:p>
      <text:p text:style-name="Standard"/>
      <text:p text:style-name="Standard">Installed:</text:p>
      <text:p text:style-name="Standard"><text:s text:c="2"/>ansible-5.4.0-2.el8.noarch <text:s text:c="51"/></text:p>
      <text:p text:style-name="Standard"><text:s text:c="2"/>ansible-core-2.12.2-3.1.el8.x86_64 <text:s text:c="43"/></text:p>
      <text:p text:style-name="Standard"><text:s text:c="2"/>git-2.31.1-2.el8.x86_64 <text:s text:c="54"/></text:p>
      <text:p text:style-name="Standard"><text:s text:c="2"/>git-core-2.31.1-2.el8.x86_64 <text:s text:c="49"/></text:p>
      <text:p text:style-name="Standard"><text:s text:c="2"/>git-core-doc-2.31.1-2.el8.noarch <text:s text:c="45"/></text:p>
      <text:p text:style-name="Standard"><text:s text:c="2"/>perl-Error-1:0.17025-2.el8.noarch <text:s text:c="44"/></text:p>
      <text:p text:style-name="Standard"><text:s text:c="2"/>perl-Git-2.31.1-2.el8.noarch <text:s text:c="49"/></text:p>
      <text:p text:style-name="Standard"><text:s text:c="2"/>perl-TermReadKey-2.37-7.el8.x86_64 <text:s text:c="43"/></text:p>
      <text:p text:style-name="Standard"><text:s text:c="2"/>python3-jmespath-0.9.0-11.el8.noarch <text:s text:c="41"/></text:p>
      <text:p text:style-name="Standard"><text:s text:c="2"/>python38-3.8.12-1.module+el8.6.0+12642+c3710b74.x86_64 <text:s text:c="23"/></text:p>
      <text:p text:style-name="Standard"><text:s text:c="2"/>python38-asn1crypto-1.2.0-3.module+el8.4.0+8888+89bc7e79.noarch <text:s text:c="14"/></text:p>
      <text:p text:style-name="Standard"><text:s text:c="2"/>python38-babel-2.7.0-11.module+el8.5.0+11015+9c1c7c42.noarch <text:s text:c="17"/></text:p>
      <text:p text:style-name="Standard"><text:s text:c="2"/>python38-cffi-1.13.2-3.module+el8.4.0+8888+89bc7e79.x86_64 <text:s text:c="19"/></text:p>
      <text:p text:style-name="Standard"><text:s text:c="2"/>python38-cryptography-2.8-3.module+el8.4.0+8888+89bc7e79.x86_64 <text:s text:c="14"/></text:p>
      <text:p text:style-name="Standard"><text:soft-page-break/><text:s text:c="2"/>python38-idna-2.8-6.module+el8.4.0+8888+89bc7e79.noarch <text:s text:c="22"/></text:p>
      <text:p text:style-name="Standard"><text:s text:c="2"/>python38-jinja2-2.10.3-5.module+el8.5.0+10542+ba057329.noarch <text:s text:c="16"/></text:p>
      <text:p text:style-name="Standard"><text:s text:c="2"/>python38-libs-3.8.12-1.module+el8.6.0+12642+c3710b74.x86_64 <text:s text:c="18"/></text:p>
      <text:p text:style-name="Standard"><text:s text:c="2"/>python38-markupsafe-1.1.1-6.module+el8.4.0+8888+89bc7e79.x86_64 <text:s text:c="14"/></text:p>
      <text:p text:style-name="Standard"><text:s text:c="2"/>python38-pip-19.3.1-5.module+el8.6.0+13002+70cfc74a.noarch <text:s text:c="19"/></text:p>
      <text:p text:style-name="Standard"><text:s text:c="2"/>python38-pip-wheel-19.3.1-5.module+el8.6.0+13002+70cfc74a.noarch <text:s text:c="13"/></text:p>
      <text:p text:style-name="Standard"><text:s text:c="2"/>python38-ply-3.11-10.module+el8.4.0+9579+e9717e18.noarch <text:s text:c="21"/></text:p>
      <text:p text:style-name="Standard"><text:s text:c="2"/>python38-pycparser-2.19-3.module+el8.4.0+8888+89bc7e79.noarch <text:s text:c="16"/></text:p>
      <text:p text:style-name="Standard"><text:s text:c="2"/>python38-pytz-2019.3-3.module+el8.4.0+8888+89bc7e79.noarch <text:s text:c="19"/></text:p>
      <text:p text:style-name="Standard"><text:s text:c="2"/>python38-pyyaml-5.4.1-1.module+el8.5.0+10721+14d8e0d5.x86_64 <text:s text:c="17"/></text:p>
      <text:p text:style-name="Standard"><text:s text:c="2"/>python38-resolvelib-0.5.4-5.el8.noarch <text:s text:c="39"/></text:p>
      <text:p text:style-name="Standard"><text:s text:c="2"/>python38-setuptools-41.6.0-5.module+el8.5.0+12205+a865257a.noarch <text:s text:c="12"/></text:p>
      <text:p text:style-name="Standard"><text:s text:c="2"/>python38-setuptools-wheel-41.6.0-5.module+el8.5.0+12205+a865257a.noarch <text:s text:c="6"/></text:p>
      <text:p text:style-name="Standard"><text:s text:c="2"/>python38-six-1.12.0-10.module+el8.4.0+8888+89bc7e79.noarch <text:s text:c="19"/></text:p>
      <text:p text:style-name="Standard"><text:s text:c="2"/>sshpass-1.09-4.el8.x86_64 <text:s text:c="52"/></text:p>
      <text:p text:style-name="Standard"/>
      <text:p text:style-name="Standard">Complete!</text:p>
      <text:p text:style-name="P1">[root@localhost ~]# ansible --version</text:p>
      <text:p text:style-name="Standard">ansible [core 2.12.2]</text:p>
      <text:p text:style-name="Standard"><text:s text:c="2"/>config file = /etc/ansible/ansible.cfg</text:p>
      <text:p text:style-name="Standard"><text:s text:c="2"/>configured module search path = ['/root/.ansible/plugins/modules', '/usr/share/ansible/plugins/modules']</text:p>
      <text:p text:style-name="Standard"><text:s text:c="2"/>ansible python module location = /usr/lib/python3.8/site-packages/ansible</text:p>
      <text:p text:style-name="Standard"><text:s text:c="2"/>ansible collection location = /root/.ansible/collections:/usr/share/ansible/collections</text:p>
      <text:p text:style-name="Standard"><text:s text:c="2"/>executable location = /usr/bin/ansible</text:p>
      <text:p text:style-name="P5"><text:s text:c="2"/>python version = 3.8.12 (default, Sep 16 2021,</text:p>
      <text:p text:style-name="P5"/>
      <text:p text:style-name="P6">vim inventory</text:p>
      <text:p text:style-name="P5">[tower]</text:p>
      <text:p text:style-name="P7">localhost </text:p>
      <text:p text:style-name="Standard"/>
      <text:p text:style-name="Standard">[automationhub]</text:p>
      <text:p text:style-name="Standard"/>
      <text:p text:style-name="Standard">[database]</text:p>
      <text:p text:style-name="Standard"/>
      <text:p text:style-name="Standard">[all:vars]</text:p>
      <text:p text:style-name="Standard">admin_password='<text:span text:style-name="T3">redhat'</text:span></text:p>
      <text:p text:style-name="Standard"/>
      <text:p text:style-name="Standard">pg_host=''</text:p>
      <text:p text:style-name="Standard">pg_port=''</text:p>
      <text:p text:style-name="Standard"/>
      <text:p text:style-name="Standard">pg_database='awx'</text:p>
      <text:p text:style-name="Standard">pg_username='awx'</text:p>
      <text:p text:style-name="Standard">pg_password=''</text:p>
      <text:p text:style-name="Standard">pg_sslmode='prefer' <text:s/># set to 'verify-full' for client-side enforced SSL</text:p>
      <text:p text:style-name="Standard"/>
      <text:p text:style-name="Standard"># Automation Hub Configuration</text:p>
      <text:p text:style-name="Standard">#</text:p>
      <text:p text:style-name="Standard"/>
      <text:p text:style-name="Standard">automationhub_admin_password=''</text:p>
      <text:p text:style-name="Standard"/>
      <text:p text:style-name="Standard">automationhub_pg_host=''</text:p>
      <text:p text:style-name="Standard"><text:soft-page-break/>automationhub_pg_port=''</text:p>
      <text:p text:style-name="Standard"/>
      <text:p text:style-name="Standard">automationhub_pg_database='automationhub'</text:p>
      <text:p text:style-name="Standard">automationhub_pg_username='automationhub'</text:p>
      <text:p text:style-name="Standard">automationhub_pg_password=''</text:p>
      <text:p text:style-name="Standard">automationhub_pg_sslmode='prefer'</text:p>
      <text:p text:style-name="Standard"/>
      <text:p text:style-name="Standard"># By default if the automation hub core and plugin packages</text:p>
      <text:p text:style-name="Standard"># are installed (i.e. pulp), they won't get upgraded when running the installer</text:p>
      <text:p text:style-name="Standard"># even if newer packages are available. One needs to run the ./setup.sh</text:p>
      <text:p text:style-name="Standard"># script with the following set to True.</text:p>
      <text:p text:style-name="Standard">#</text:p>
      <text:p text:style-name="Standard"># automationhub_upgrade = False</text:p>
      <text:p text:style-name="Standard"/>
      <text:p text:style-name="Standard"># By default, the Ansible package will not be upgraded</text:p>
      <text:p text:style-name="Standard"># to the latest version, even if one exists in the bundled</text:p>
      <text:p text:style-name="Standard">-- INSERT -- <text:s text:c="6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7T14:23:38.923294067</meta:creation-date>
    <dc:date>2022-06-07T18:14:57.592076498</dc:date>
    <meta:editing-duration>PT2H59M46S</meta:editing-duration>
    <meta:editing-cycles>1</meta:editing-cycles>
    <meta:document-statistic meta:table-count="0" meta:image-count="0" meta:object-count="0" meta:page-count="8" meta:paragraph-count="328" meta:word-count="1516" meta:character-count="20875" meta:non-whitespace-character-count="15474"/>
    <meta:generator>LibreOffice/6.4.7.2$Linux_X86_64 LibreOffice_project/40$Build-2</meta:generator>
  </office:meta>
</office:document-meta>
</file>